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189.35pt"/>
    </style:style>
    <style:style style:name="co4" style:family="table-column">
      <style:table-column-properties fo:break-before="auto" style:column-width="58.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5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Module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fficulty</text:p>
          </table:table-cell>
          <table:table-cell table:style-name="Default" office:value-type="string" calcext:value-type="string">
            <text:p>Own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pletion 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int_tabl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int_result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int_menu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get_inputs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int_error_messag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generate_random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ta_manager</text:p>
          </table:table-cell>
          <table:table-cell office:value-type="string" calcext:value-type="string">
            <text:p>get_table_from_fil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ta_manager</text:p>
          </table:table-cell>
          <table:table-cell office:value-type="string" calcext:value-type="string">
            <text:p>write_table_to_fil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start_module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show_table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Laci</text:p>
          </table:table-cell>
          <table:table-cell/>
          <table:table-cell office:value-type="string" calcext:value-type="string">
            <text:p>gewagragf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remove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update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which_year_max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avg_amount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start_module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show_table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remove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update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get_longest_name_id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get_subscribed_emails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start_module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show_table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remove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update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get_oldest_person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get_person_closest_to_average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start_module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show_table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remove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update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get_available_items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get_average_durability_by_manufacturer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tart_modul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how_tabl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dd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remov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updat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get_lower_price_item_id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get_items_sold_between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tart_modul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how_tabl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add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mov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updat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get_counts_by_manufacturers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get_average_by_manufacturer</text:p>
          </table:table-cell>
          <table:table-cell table:style-name="ce1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 style:data-style-name="N2" text:time-value="13:38:58.9659835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0:27:56.980453386</meta:creation-date>
    <dc:date>2019-10-14T13:39:16.257622522</dc:date>
    <meta:editing-duration>PT12M58S</meta:editing-duration>
    <meta:editing-cycles>6</meta:editing-cycles>
    <meta:generator>LibreOffice/6.0.7.3$Linux_X86_64 LibreOffice_project/00m0$Build-3</meta:generator>
    <meta:document-statistic meta:table-count="1" meta:cell-count="187" meta:object-count="0"/>
  </office:meta>
</office:document-meta>
</file>